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acterToNumberFactory.getConverter(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ToNumber.convert( Character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acterToNumber.CharacterToNumber( Class &lt; T &gt; target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